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style:paragraph-properties style:text-autospace="none"/>
    </style:style>
    <style:style style:name="P2" style:family="paragraph">
      <style:text-properties fo:font-size="20pt"/>
    </style:style>
    <style:style style:name="T1" style:family="text">
      <style:text-properties fo:color="#1b1d1f" style:text-outline="false" style:text-line-through-style="none" fo:font-family="ArialMT" style:font-family-generic="swiss" fo:font-size="15pt" fo:text-shadow="none" style:text-underline-style="none" fo:font-weight="normal" style:letter-kerning="true" style:font-family-asian="ArialMT" style:font-family-generic-asian="swiss" style:font-size-asian="15pt" style:font-weight-asian="normal" style:font-family-complex="ArialMT" style:font-family-generic-complex="swiss" style:font-size-complex="8.5pt" style:font-weight-complex="normal" style:text-emphasize="none" style:font-relief="none" style:text-overline-style="none" style:text-overline-color="font-color"/>
    </style:style>
    <style:style style:name="T2" style:family="text">
      <style:text-properties fo:color="#1b1d1f" style:text-outline="false" style:text-line-through-style="none" fo:font-family="ArialMT" style:font-family-generic="swiss" fo:font-size="15pt" fo:font-style="italic" fo:text-shadow="none" style:text-underline-style="none" fo:font-weight="normal" style:letter-kerning="true" style:font-family-asian="ArialMT" style:font-family-generic-asian="swiss" style:font-size-asian="15pt" style:font-style-asian="italic" style:font-weight-asian="normal" style:font-family-complex="ArialMT" style:font-family-generic-complex="swiss" style:font-size-complex="8.5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1b1d1f" style:text-outline="false" style:text-line-through-style="none" fo:font-family="ArialMT" style:font-family-generic="swiss" fo:font-size="15pt" fo:font-style="normal" fo:text-shadow="none" style:text-underline-style="none" fo:font-weight="normal" style:letter-kerning="true" style:font-family-asian="ArialMT" style:font-family-generic-asian="swiss" style:font-size-asian="15pt" style:font-style-asian="normal" style:font-weight-asian="normal" style:font-family-complex="ArialMT" style:font-family-generic-complex="swiss" style:font-size-complex="8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1b1d1f" style:text-outline="false" style:text-line-through-style="none" fo:font-family="Consolas" style:font-family-generic="swiss" style:font-pitch="fixed" fo:font-size="13pt" fo:font-style="normal" fo:text-shadow="none" style:text-underline-style="none" fo:font-weight="normal" style:letter-kerning="true" style:font-family-asian="Consolas" style:font-family-generic-asian="swiss" style:font-pitch-asian="fixed" style:font-size-asian="13pt" style:font-style-asian="normal" style:font-weight-asian="normal" style:font-family-complex="Consolas" style:font-family-generic-complex="swiss" style:font-pitch-complex="fixed" style:font-size-complex="7.4000000953674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rand titr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rand sous-tit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L’effet petit monde</text:p>
          </draw:text-box>
        </draw:frame>
        <draw:frame presentation:style-name="pr4" draw:layer="layout" svg:width="25.199cm" svg:height="12.179cm" svg:x="1.4cm" svg:y="4.914cm" presentation:class="subtitle">
          <draw:text-box>
            <text:p text:style-name="P1"><text:span text:style-name="T1">Manually adding it as you have done </text:span><text:span text:style-name="T2">is</text:span><text:span text:style-name="T3"> indeed one way of doing this, but there is a simpler method, and that is by simply telling pycharm that you want to add the </text:span><text:span text:style-name="T4">src</text:span><text:span text:style-name="T3"> folder as a source root, and then adding the sources root to your python pat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ffet du petit mond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 text:style-name="P1"><text:span text:style-name="T1">Manually adding it as you have done </text:span><text:span text:style-name="T2">is</text:span><text:span text:style-name="T3"> indeed one way of doing this, but there is a simpler method, and that is by simply telling pycharm that you want to add the </text:span><text:span text:style-name="T4">src</text:span><text:span text:style-name="T3"> folder as a source root, and then adding the sources root to your python pat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ffets du petit mond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 text:style-name="P1"><text:span text:style-name="T1">Manually adding it as you have done </text:span><text:span text:style-name="T2">is</text:span><text:span text:style-name="T3"> indeed one way of doing this, but there is a simpler method, and that is by simply telling pycharm that you want to add the </text:span><text:span text:style-name="T4">src</text:span><text:span text:style-name="T3"> folder as a source root, and then adding the sources root to your python pat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artie 2 : Les graphes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s graphes orienté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 text:style-name="P1"><text:span text:style-name="T1">Manually adding it as you have done </text:span><text:span text:style-name="T2">is</text:span><text:span text:style-name="T3"> indeed one way of doing this, but there is a simpler method, and that is by simply telling pycharm that you want to add the </text:span><text:span text:style-name="T4">src</text:span><text:span text:style-name="T3"> folder as a source root, and then adding the sources root to your python pat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s graphes orientés (2/2)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 text:style-name="P1"><text:span text:style-name="T1">Manually adding it as you have done </text:span><text:span text:style-name="T2">is</text:span><text:span text:style-name="T3"> indeed one way of doing this, but there is a simpler method, and that is by simply telling pycharm that you want to add the </text:span><text:span text:style-name="T4">src</text:span><text:span text:style-name="T3"> folder as a source root, and then adding the sources root to your python pat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s graphes orientés (suite)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 text:style-name="P1"><text:span text:style-name="T1">Manually adding it as you have done </text:span><text:span text:style-name="T2">is</text:span><text:span text:style-name="T3"> indeed one way of doing this, but there is a simpler method, and that is by simply telling pycharm that you want to add the </text:span><text:span text:style-name="T4">src</text:span><text:span text:style-name="T3"> folder as a source root, and then adding the sources root to your python pat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artie 3 : les ensemble et les liste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s ensembl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 text:style-name="P1"><text:span text:style-name="T1">Manually adding it as you have done </text:span><text:span text:style-name="T2">is</text:span><text:span text:style-name="T3"> indeed one way of doing this, but there is a simpler method, and that is by simply telling pycharm that you want to add the </text:span><text:span text:style-name="T4">src</text:span><text:span text:style-name="T3"> folder as a source root, and then adding the sources root to your python pat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s list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 text:style-name="P1"><text:span text:style-name="T1">Manually adding it as you have done </text:span><text:span text:style-name="T2">is</text:span><text:span text:style-name="T3"> indeed one way of doing this, but there is a simpler method, and that is by simply telling pycharm that you want to add the </text:span><text:span text:style-name="T4">src</text:span><text:span text:style-name="T3"> folder as a source root, and then adding the sources root to your python pat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30T15:50:15.458536682</meta:creation-date>
    <dc:date>2017-05-31T14:44:24</dc:date>
    <meta:editing-duration>PT2H31M57S</meta:editing-duration>
    <meta:editing-cycles>6</meta:editing-cycles>
    <meta:generator>OpenOffice/4.1.3$Unix OpenOffice.org_project/413m1$Build-9783</meta:generator>
    <dc:creator>Yanis Ouakrim</dc:creator>
    <meta:document-statistic meta:object-count="65"/>
  </office:meta>
</office:document-meta>
</file>